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iri" svg:font-family="Amiri" style:font-pitch="variable"/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4.501cm"/>
      <style:paragraph-properties style:writing-mode="lr-tb"/>
    </style:style>
    <style:style style:name="pr11" style:family="presentation" style:parent-style-name="Midnightblue2-outline1">
      <style:graphic-properties fo:min-height="4.501cm"/>
      <style:paragraph-properties style:writing-mode="lr-tb"/>
    </style:style>
    <style:style style:name="pr12" style:family="presentation" style:parent-style-name="Midnightblue2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Source Sans Pro ExtraLight"/>
    </style:style>
    <style:style style:name="T1" style:family="text">
      <style:text-properties style:font-name="Source Sans Pro Extra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Joc escacs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Adrián Carmona</text:p>
            <text:p>David Góm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cció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Qué es Chess-Online</text:p>
                <text:p><text:span text:style-name="T1">Es una aplicación web para jugar al ajedrez contra oponentes humanos</text:span></text:p>
                <text:p/>
              </text:list-item>
              <text:list-item>
                <text:p>Por qué este proyecto</text:p>
                <text:p><text:span text:style-name="T1">Unir actividades que nos gustan: ajedrez + programación</text:span></text:p>
                <text:p><text:span text:style-name="T1">Adición interesante al portfoli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Herramientas usadas</text:p>
          </draw:text-box>
        </draw:frame>
        <draw:frame presentation:style-name="pr8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"><text:span text:style-name="T1">Front End: Html, Css, JavaScript + jQuery</text:span></text:p>
              </text:list-item>
              <text:list-item>
                <text:p text:style-name="P2"><text:span text:style-name="T1">Back End: Php (xampp)</text:span></text:p>
              </text:list-item>
              <text:list-item>
                <text:p text:style-name="P2"><text:span text:style-name="T1">Base de datos: MySql (xampp)</text:span></text:p>
              </text:list-item>
              <text:list-item>
                <text:p text:style-name="P2"><text:span text:style-name="T1">Librerías: chessboard.js, chess.j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Formulario de registro y login</text:p>
          </draw:text-box>
        </draw:frame>
        <draw:frame presentation:style-name="pr8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Ranking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Sockets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Librería chessboard.js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Librería chess.js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Arreglos y mejora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Sockets</text:p>
              </text:list-item>
              <text:list-item>
                <text:p>Incluir email en formulario de registro</text:p>
              </text:list-item>
              <text:list-item>
                <text:p>Personalizar tablero y piezas</text:p>
              </text:list-item>
              <text:list-item>
                <text:p>Chat entre jugadores</text:p>
              </text:list-item>
              <text:list-item>
                <text:p>Espectado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.125cm" presentation:class="title">
          <draw:text-box>
            <text:p>Conclusiones</text:p>
          </draw:text-box>
        </draw:frame>
        <draw:frame presentation:style-name="pr11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iri" svg:font-family="Amiri" style:font-pitch="variable"/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5T21:13:26.535000000</meta:creation-date>
    <meta:editing-duration>PT1H58M50S</meta:editing-duration>
    <meta:editing-cycles>3</meta:editing-cycles>
    <meta:generator>LibreOffice/7.5.3.2$Windows_X86_64 LibreOffice_project/9f56dff12ba03b9acd7730a5a481eea045e468f3</meta:generator>
    <dc:title>Midnightblue</dc:title>
    <dc:date>2023-06-05T23:12:17.782000000</dc:date>
    <meta:document-statistic meta:object-count="90"/>
  </office:meta>
</office:document-meta>
</file>